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 Status</text:p>
          </table:table-cell>
          <table:table-cell table:style-name="ce1" office:value-type="string" calcext:value-type="string">
            <text:p>People (avg)</text:p>
          </table:table-cell>
          <table:table-cell table:style-name="ce1" office:value-type="string" calcext:value-type="string">
            <text:p>Tools (avg)</text:p>
          </table:table-cell>
          <table:table-cell table:style-name="ce1" office:value-type="string" calcext:value-type="string">
            <text:p>Processes (avg)</text:p>
          </table:table-cell>
          <table:table-cell table:style-name="ce1" office:value-type="string" calcext:value-type="string">
            <text:p>Equipment (avg)</text:p>
          </table:table-cell>
          <table:table-cell table:style-name="ce1" office:value-type="string" calcext:value-type="string">
            <text:p>Facilities (avg)</text:p>
          </table:table-cell>
          <table:table-cell table:style-name="ce1" office:value-type="string" calcext:value-type="string">
            <text:p>Supplies (avg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Assessment of water waste streams and decision-support coupling to minimise impacts and maximise reuse SR[7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Assessment of water waste streams and decision-support coupling to minimise impacts and maximise reuse)</text:p>
          </table:table-cell>
          <table:table-cell office:value-type="string" calcext:value-type="string">
            <text:p>Assessment of water waste streams and decision-support coupling to minimise impacts and maximise reus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ehavior informatics SR[7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Behavior informatics)</text:p>
          </table:table-cell>
          <table:table-cell office:value-type="string" calcext:value-type="string">
            <text:p>Behavior informatic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ig Data Analytics SR[7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Big Data Analytic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limate Modelling SR[7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Modelling)</text:p>
          </table:table-cell>
          <table:table-cell office:value-type="string" calcext:value-type="string">
            <text:p>Climate Modell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oastal and marine modelling SR[7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Coastal and marine modelling)</text:p>
          </table:table-cell>
          <table:table-cell office:value-type="string" calcext:value-type="string">
            <text:p>Coastal and marine modell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ollaborative Research in Data Processing SR[7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Collaborative Research in Data Process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omputational Fluid Analysis SR[7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Computational Fluid Analysis)</text:p>
          </table:table-cell>
          <table:table-cell office:value-type="string" calcext:value-type="string">
            <text:p>Computational Fluid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omputational Intelligence SR[7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Computational Intelligence)</text:p>
          </table:table-cell>
          <table:table-cell office:value-type="string" calcext:value-type="string">
            <text:p>Computational Intelligenc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Data analysis SR[7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Decision Support Technologies SR[7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Development of integrated water resource information and decision-support systems SR[7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Development of integrated water resource information and decision-support systems)</text:p>
          </table:table-cell>
          <table:table-cell office:value-type="string" calcext:value-type="string">
            <text:p>Development of integrated water resource information and decision-support system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mage Analysis SR[7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Analysis)</text:p>
          </table:table-cell>
          <table:table-cell office:value-type="string" calcext:value-type="string">
            <text:p>Image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ndustrial Big Data SR[7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Big Data)</text:p>
          </table:table-cell>
          <table:table-cell office:value-type="string" calcext:value-type="string">
            <text:p>Industrial Big Data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Machine Learning SR[7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Machine Learning)</text:p>
          </table:table-cell>
          <table:table-cell office:value-type="string" calcext:value-type="string">
            <text:p>Machine Learn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echanical, structural, physical and geometrical characterization SR[7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Mechanical, structural, physical and geometrical characterization)</text:p>
          </table:table-cell>
          <table:table-cell office:value-type="string" calcext:value-type="string">
            <text:p>Mechanical, structural, physical and geometrical characterizatio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Modelling and Simulation SR[7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odelling, Simulation and Gaming SR[7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ulti-Physics Analysis SR[7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ulti-Physics Analysis)</text:p>
          </table:table-cell>
          <table:table-cell office:value-type="string" calcext:value-type="string">
            <text:p>Multi-Physics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Optimisation and Integration SR[7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Optimisation and Integration)</text:p>
          </table:table-cell>
          <table:table-cell office:value-type="string" calcext:value-type="string">
            <text:p>Optimisation and Integr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Probabilistic modeling and analysis SR[7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Probabilistic modeling and analysis)</text:p>
          </table:table-cell>
          <table:table-cell office:value-type="string" calcext:value-type="string">
            <text:p>Probabilistic modeling and analysi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Validation SR[7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alidation)</text:p>
          </table:table-cell>
          <table:table-cell office:value-type="string" calcext:value-type="string">
            <text:p>Valid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Verification SR[7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Hydrodynamic, Sedimentation and Ecosystems Modelling</text:p>
          </table:table-cell>
          <table:table-cell office:value-type="string" calcext:value-type="string">
            <text:p>KSMI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ehavior informatics [SR33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Behavior informatics)</text:p>
          </table:table-cell>
          <table:table-cell office:value-type="string" calcext:value-type="string">
            <text:p>Behavior informatic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ig Data Analytics [SR33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Big Data Analytic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ollaborative Research in Data Processing [SR33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Collaborative Research in Data Process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omputational Fluid Analysis [SR33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Computational Fluid Analysis)</text:p>
          </table:table-cell>
          <table:table-cell office:value-type="string" calcext:value-type="string">
            <text:p>Computational Fluid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omputational Intelligence [SR33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Computational Intelligence)</text:p>
          </table:table-cell>
          <table:table-cell office:value-type="string" calcext:value-type="string">
            <text:p>Computational Intelligenc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Data analysis [SR33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Decision Support Technologies [SR33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Development of integrated water resource information and decision-support systems [SR33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Development of integrated water resource information and decision-support systems)</text:p>
          </table:table-cell>
          <table:table-cell office:value-type="string" calcext:value-type="string">
            <text:p>Development of integrated water resource information and decision-support system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Energy efficiency in manufacturing SR[7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Energy efficiency in manufacturing)</text:p>
          </table:table-cell>
          <table:table-cell office:value-type="string" calcext:value-type="string">
            <text:p>Energy efficiency in manufactu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Energy System Optimisation SR[7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System Optimisation)</text:p>
          </table:table-cell>
          <table:table-cell office:value-type="string" calcext:value-type="string">
            <text:p>Energy System Optimis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FEA SR[7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EA)</text:p>
          </table:table-cell>
          <table:table-cell office:value-type="string" calcext:value-type="string">
            <text:p>FE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mage Analysis [SR33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Analysis)</text:p>
          </table:table-cell>
          <table:table-cell office:value-type="string" calcext:value-type="string">
            <text:p>Image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ndustrial Big Data [SR33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Big Data)</text:p>
          </table:table-cell>
          <table:table-cell office:value-type="string" calcext:value-type="string">
            <text:p>Industrial Big Data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Machine Learning [SR33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Machine Learning)</text:p>
          </table:table-cell>
          <table:table-cell office:value-type="string" calcext:value-type="string">
            <text:p>Machine Learn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echanical, structural, physical and geometrical characterization [SR33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Mechanical, structural, physical and geometrical characterization)</text:p>
          </table:table-cell>
          <table:table-cell office:value-type="string" calcext:value-type="string">
            <text:p>Mechanical, structural, physical and geometrical characterizatio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Modelling and Simulation [SR33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odelling, Simulation and Gaming [SR33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ulti-Physics Analysis [SR33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ulti-Physics Analysis)</text:p>
          </table:table-cell>
          <table:table-cell office:value-type="string" calcext:value-type="string">
            <text:p>Multi-Physics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Optimisation and Integration [SR33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Optimisation and Integration)</text:p>
          </table:table-cell>
          <table:table-cell office:value-type="string" calcext:value-type="string">
            <text:p>Optimisation and Integr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Probabilistic modeling and analysis [SR33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Probabilistic modeling and analysis)</text:p>
          </table:table-cell>
          <table:table-cell office:value-type="string" calcext:value-type="string">
            <text:p>Probabilistic modeling and analysi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Validation [SR33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alidation)</text:p>
          </table:table-cell>
          <table:table-cell office:value-type="string" calcext:value-type="string">
            <text:p>Valid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Verification [SR33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Wind energy SR[7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dvanced Mathematical Modelling (AMM)</text:p>
          </table:table-cell>
          <table:table-cell office:value-type="string" calcext:value-type="string">
            <text:p>Resource and Systems Modelling</text:p>
          </table:table-cell>
          <table:table-cell office:value-type="string" calcext:value-type="string">
            <text:p>N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Wind energy)</text:p>
          </table:table-cell>
          <table:table-cell office:value-type="string" calcext:value-type="string">
            <text:p>Wind energy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1. Security - Identity Authentication (Biometrics) SR[24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Identity Authentication and Smart card</text:p>
          </table:table-cell>
          <table:table-cell office:value-type="string" calcext:value-type="string">
            <text:p>RKHUTLA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1. Security - Identity Authentication (Biometrics))</text:p>
          </table:table-cell>
          <table:table-cell office:value-type="string" calcext:value-type="string">
            <text:p>(1. Security - Identity Authentication (Biometrics)) (1. Security - Identity Authentication (Biometrics))</text:p>
          </table:table-cell>
          <table:table-cell office:value-type="string" calcext:value-type="string">
            <text:p>1. Security - Identity Authentication (Biometrics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2. Security - Identity Authentication (Smart Tokens) SR[24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Identity Authentication and Smart card</text:p>
          </table:table-cell>
          <table:table-cell office:value-type="string" calcext:value-type="string">
            <text:p>RKHUTLA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2. Security - Identity Authentication (Smart Tokens))</text:p>
          </table:table-cell>
          <table:table-cell office:value-type="string" calcext:value-type="string">
            <text:p>(2. Security - Identity Authentication (Smart Tokens)) (2. Security - Identity Authentication (Smart Tokens))</text:p>
          </table:table-cell>
          <table:table-cell office:value-type="string" calcext:value-type="string">
            <text:p>2. Security - Identity Authentication (Smart Tokens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1. Security - Identity Authentication (Biometrics) [SR32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1. Security - Identity Authentication (Biometrics))</text:p>
          </table:table-cell>
          <table:table-cell office:value-type="string" calcext:value-type="string">
            <text:p>(1. Security - Identity Authentication (Biometrics)) (1. Security - Identity Authentication (Biometrics))</text:p>
          </table:table-cell>
          <table:table-cell office:value-type="string" calcext:value-type="string">
            <text:p>1. Security - Identity Authentication (Biometrics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2. Security - Identity Authentication (Smart Tokens) [SR32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2. Security - Identity Authentication (Smart Tokens))</text:p>
          </table:table-cell>
          <table:table-cell office:value-type="string" calcext:value-type="string">
            <text:p>(2. Security - Identity Authentication (Smart Tokens)) (2. Security - Identity Authentication (Smart Tokens))</text:p>
          </table:table-cell>
          <table:table-cell office:value-type="string" calcext:value-type="string">
            <text:p>2. Security - Identity Authentication (Smart Token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Adaptive security architecture [SR32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Adaptive security architecture)</text:p>
          </table:table-cell>
          <table:table-cell office:value-type="string" calcext:value-type="string">
            <text:p>Adaptive security architectu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Big Data Analytics [SR32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Big Data Analytic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Collaborative Research in Data Processing [SR32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Collaborative Research in Data Process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Cybersecurity [SR32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Cybersecurity)</text:p>
          </table:table-cell>
          <table:table-cell office:value-type="string" calcext:value-type="string">
            <text:p>Cybersecur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Data analysis [SR32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gital Forensics [SR32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Digital Forensics)</text:p>
          </table:table-cell>
          <table:table-cell office:value-type="string" calcext:value-type="string">
            <text:p>Digital Forensic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Digital identity [SR32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Digital identity)</text:p>
          </table:table-cell>
          <table:table-cell office:value-type="string" calcext:value-type="string">
            <text:p>Digital ident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Industrial Big Data [SR32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Big Data)</text:p>
          </table:table-cell>
          <table:table-cell office:value-type="string" calcext:value-type="string">
            <text:p>Industrial Big Da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Industrial Cyber Security [SR32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Information Security (IS)</text:p>
          </table:table-cell>
          <table:table-cell office:value-type="string" calcext:value-type="string">
            <text:p>Network and Data Security</text:p>
          </table:table-cell>
          <table:table-cell office:value-type="string" calcext:value-type="string">
            <text:p>EDUBE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Cyber Security)</text:p>
          </table:table-cell>
          <table:table-cell office:value-type="string" calcext:value-type="string">
            <text:p>Industrial Cyber Secur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Artifical general intelligence SR[7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rtifical general intelligence)</text:p>
          </table:table-cell>
          <table:table-cell office:value-type="string" calcext:value-type="string">
            <text:p>Artifical general intelligenc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Automated Reasoning SR[7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utomated Reasoning)</text:p>
          </table:table-cell>
          <table:table-cell office:value-type="string" calcext:value-type="string">
            <text:p>Automated Reason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Autonomous vehicles SR[7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utonomous vehicles)</text:p>
          </table:table-cell>
          <table:table-cell office:value-type="string" calcext:value-type="string">
            <text:p>Autonomous vehicl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ehavior informatics [SR33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Behavior informatics)</text:p>
          </table:table-cell>
          <table:table-cell office:value-type="string" calcext:value-type="string">
            <text:p>Behavior informatic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ollaborative Research in Data Processing [SR33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Collaborative Research in Data Process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Computational Intelligence [SR33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Computational Intelligence)</text:p>
          </table:table-cell>
          <table:table-cell office:value-type="string" calcext:value-type="string">
            <text:p>Computational Intelligenc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Data analysis [SR33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Digital Signals and Image Processing SR[7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Signals and Image Processing)</text:p>
          </table:table-cell>
          <table:table-cell office:value-type="string" calcext:value-type="string">
            <text:p>Digital Signals and Image Process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mage Analysis [SR33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Analysis)</text:p>
          </table:table-cell>
          <table:table-cell office:value-type="string" calcext:value-type="string">
            <text:p>Image Analysi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mage Processing SR[7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Processing)</text:p>
          </table:table-cell>
          <table:table-cell office:value-type="string" calcext:value-type="string">
            <text:p>Image Process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achine Learning [SR33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Machine Learning)</text:p>
          </table:table-cell>
          <table:table-cell office:value-type="string" calcext:value-type="string">
            <text:p>Machine Learn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odelling and Simulation [SR33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Optimisation and Integration [SR33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Optimisation and Integration)</text:p>
          </table:table-cell>
          <table:table-cell office:value-type="string" calcext:value-type="string">
            <text:p>Optimisation and Integr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Probabilistic modeling and analysis [SR33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Probabilistic modeling and analysis)</text:p>
          </table:table-cell>
          <table:table-cell office:value-type="string" calcext:value-type="string">
            <text:p>Probabilistic modeling and analysi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Validation [SR33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alidation)</text:p>
          </table:table-cell>
          <table:table-cell office:value-type="string" calcext:value-type="string">
            <text:p>Valid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Verification [SR33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Mobile Intelligence Autonomous Systems (MIAS)</text:p>
          </table:table-cell>
          <table:table-cell office:value-type="string" calcext:value-type="string">
            <text:p>Mobile Autonomous Intelligence Autonomous Systems</text:p>
          </table:table-cell>
          <table:table-cell office:value-type="string" calcext:value-type="string">
            <text:p>OUBBI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50:30.079773208</meta:creation-date>
    <dc:date>2017-12-13T10:50:41.698619873</dc:date>
    <meta:editing-duration>PT11S</meta:editing-duration>
    <meta:editing-cycles>1</meta:editing-cycles>
    <meta:document-statistic meta:table-count="1" meta:cell-count="1950" meta:object-count="0"/>
    <meta:generator>LibreOffice/5.1.6.2$Linux_X86_64 LibreOffice_project/10m0$Build-2</meta:generator>
  </office:meta>
</office:document-meta>
</file>